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2287*"/>
    </style:style>
    <style:style style:name="Table1.B" style:family="table-column">
      <style:table-column-properties style:rel-column-width="13653*"/>
    </style:style>
    <style:style style:name="Table1.C" style:family="table-column">
      <style:table-column-properties style:rel-column-width="3959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823*"/>
    </style:style>
    <style:style style:name="Table2.B" style:family="table-column">
      <style:table-column-properties style:rel-column-width="50711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OneHot</text:p>
      <text:p text:style-name="P1">OneHot <text:s text:c="1"/>// One-hot expansion</text:p>
      <text:h text:style-name="Heading_20_1" text:outline-level="1">Description</text:h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 integral type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shape</text:span></text:p>
          </table:table-cell>
          <table:table-cell table:style-name="Table2.A1" office:value-type="string">
            <text:p text:style-name="Table_20_Contents">The desired output shape, including the new one-hot axis.</text:p>
          </table:table-cell>
        </table:table-row>
        <table:table-row>
          <table:table-cell table:style-name="Table2.A1" office:value-type="string">
            <text:p text:style-name="Table_20_Contents"><text:span text:style-name="Source_Text">one_hot_axis</text:span></text:p>
          </table:table-cell>
          <table:table-cell table:style-name="Table2.A1" office:value-type="string">
            <text:p text:style-name="Table_20_Contents">The index within the output shape of the new one-hot axis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<text:span text:style-name="Source_Text">shape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OneH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neHot</dc:title>
  </office:meta>
</office:document-meta>
</file>

<file path=Formula-0/content.xml><?xml version="1.0" encoding="utf-8"?>
<math xmlns="http://www.w3.org/1998/Math/MathML" display="inline">
  <mrow>
    <msub>
      <mi>d</mi>
      <mn>1</mn>
    </msub>
    <mo>,</mo>
    <mi>…</mi>
    <mo>,</mo>
    <msub>
      <mi>d</mi>
      <mrow>
        <mi>m</mi>
        <mo>−</mo>
        <mn>1</mn>
      </mrow>
    </msub>
    <mo>,</mo>
    <msub>
      <mi>d</mi>
      <mrow>
        <mi>m</mi>
        <mo>+</mo>
        <mn>1</mn>
      </mrow>
    </msub>
    <mo>,</mo>
    <mi>…</mi>
    <mo>,</mo>
    <msub>
      <mi>d</mi>
      <mi>n</mi>
    </msub>
    <mo stretchy="false" form="postfix">)</mo>
    <mspace width="0.222em"/>
    <mo stretchy="false" form="prefix">(</mo>
    <mi>n</mi>
    <mo>≥</mo>
    <mn>0</mn>
    <mo stretchy="false" form="postfix">)</mo>
  </mrow>
</math>
</file>

<file path=Formula-2/content.xml><?xml version="1.0" encoding="utf-8"?>
<math xmlns="http://www.w3.org/1998/Math/MathML" display="block">
  <mtable>
    <mtr>
      <mtd columnalign="right">
        <msub>
          <mstyle mathvariant="monospace">
            <mi>𝚘</mi>
            <mi>𝚞</mi>
            <mi>𝚝</mi>
            <mi>𝚙</mi>
            <mi>𝚞</mi>
            <mi>𝚝</mi>
          </mstyle>
          <mrow>
            <msub>
              <mi>i</mi>
              <mn>0</mn>
            </msub>
            <mo>,</mo>
            <mi>…</mi>
            <mo>,</mo>
            <msub>
              <mi>i</mi>
              <mrow>
                <mi>n</mi>
                <mo>−</mo>
                <mn>1</mn>
              </mrow>
            </msub>
          </mrow>
        </msub>
        <mo>=</mo>
        <mrow>
          <mo stretchy="true" form="prefix">{</mo>
          <mtable>
            <mtr>
              <mtd columnalign="left">
                <mn>1</mn>
              </mtd>
              <mtd columnalign="left">
                <mrow>
                  <mtext mathvariant="normal">if </mtext>
                  <mspace width="0.333em"/>
                </mrow>
                <msub>
                  <mi>i</mi>
                  <mstyle mathvariant="monospace">
                    <mi>𝚘</mi>
                    <mi>𝚗</mi>
                    <mi>𝚎</mi>
                    <mi>_</mi>
                    <mi>𝚑</mi>
                    <mi>𝚘</mi>
                    <mi>𝚝</mi>
                    <mi>_</mi>
                    <mi>𝚊</mi>
                    <mi>𝚡</mi>
                    <mi>𝚒</mi>
                    <mi>𝚜</mi>
                  </mstyle>
                </msub>
                <mo>=</mo>
                <msub>
                  <mstyle mathvariant="monospace">
                    <mi>𝚊</mi>
                    <mi>𝚛</mi>
                    <mi>𝚐</mi>
                  </mstyle>
                  <mrow>
                    <mo stretchy="false" form="prefix">(</mo>
                    <mi>i</mi>
                    <mo>:</mo>
                    <mi>i</mi>
                    <mo>≠</mo>
                    <mstyle mathvariant="monospace">
                      <mi>𝚘</mi>
                      <mi>𝚗</mi>
                      <mi>𝚎</mi>
                      <mi>_</mi>
                      <mi>𝚑</mi>
                      <mi>𝚘</mi>
                      <mi>𝚝</mi>
                      <mi>_</mi>
                      <mi>𝚊</mi>
                      <mi>𝚡</mi>
                      <mi>𝚒</mi>
                      <mi>𝚜</mi>
                    </mstyle>
                    <mo stretchy="false" form="postfix">)</mo>
                  </mrow>
                </msub>
              </mtd>
            </mtr>
            <mtr>
              <mtd columnalign="left">
                <mn>0</mn>
              </mtd>
              <mtd columnalign="left">
                <mtext mathvariant="normal">otherwise</mtext>
              </mtd>
            </mtr>
          </mtable>
        </mrow>
      </mtd>
    </mtr>
  </mtable>
</math>
</file>